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AGROPECUARIA DON FABIANO E.I.R.L.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IQT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8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 COBB</text:span></text:p>
            <text:p text:style-name="P7">Cant.Cajas(Ped 1):<text:span text:style-name="T4">8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25T14:54:13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